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7875in" table:align="margins"/>
    </style:style>
    <style:style style:name="Table1.A" style:family="table-column">
      <style:table-column-properties style:column-width="0.9174in" style:rel-column-width="8860*"/>
    </style:style>
    <style:style style:name="Table1.B" style:family="table-column">
      <style:table-column-properties style:column-width="2.5736in" style:rel-column-width="24852*"/>
    </style:style>
    <style:style style:name="Table1.C" style:family="table-column">
      <style:table-column-properties style:column-width="1.2507in" style:rel-column-width="12074*"/>
    </style:style>
    <style:style style:name="Table1.D" style:family="table-column">
      <style:table-column-properties style:column-width="0.8542in" style:rel-column-width="8250*"/>
    </style:style>
    <style:style style:name="Table1.E" style:family="table-column">
      <style:table-column-properties style:column-width="1.191in" style:rel-column-width="1149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5.666in" table:align="left"/>
    </style:style>
    <style:style style:name="Table2.A" style:family="table-column">
      <style:table-column-properties style:column-width="0.9174in"/>
    </style:style>
    <style:style style:name="Table2.B" style:family="table-column">
      <style:table-column-properties style:column-width="2.9153in"/>
    </style:style>
    <style:style style:name="Table2.C" style:family="table-column">
      <style:table-column-properties style:column-width="1.8333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875in" table:align="margins"/>
    </style:style>
    <style:style style:name="Table3.A" style:family="table-column">
      <style:table-column-properties style:column-width="0.9174in" style:rel-column-width="8860*"/>
    </style:style>
    <style:style style:name="Table3.B" style:family="table-column">
      <style:table-column-properties style:column-width="2.5736in" style:rel-column-width="24852*"/>
    </style:style>
    <style:style style:name="Table3.C" style:family="table-column">
      <style:table-column-properties style:column-width="1.2507in" style:rel-column-width="12074*"/>
    </style:style>
    <style:style style:name="Table3.D" style:family="table-column">
      <style:table-column-properties style:column-width="0.8542in" style:rel-column-width="8250*"/>
    </style:style>
    <style:style style:name="Table3.E" style:family="table-column">
      <style:table-column-properties style:column-width="1.191in" style:rel-column-width="11499*"/>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background-color="#99ccff" fo:padding="0.0382in" fo:border-left="0.0007in solid #000000" fo:border-right="none" fo:border-top="none" fo:border-bottom="0.0007in solid #000000">
        <style:background-image/>
      </style:table-cell-properties>
    </style:style>
    <style:style style:name="Table3.E2" style:family="table-cell">
      <style:table-cell-properties fo:background-color="#99ccff" fo:padding="0.0382in" fo:border-left="0.0007in solid #000000" fo:border-right="0.0007in solid #000000" fo:border-top="none" fo:border-bottom="0.0007in solid #000000">
        <style:background-image/>
      </style:table-cell-properties>
    </style:style>
    <style:style style:name="Table3.A4" style:family="table-cell">
      <style:table-cell-properties fo:background-color="#ffffcc" fo:padding="0.0382in" fo:border-left="0.0007in solid #000000" fo:border-right="none" fo:border-top="none" fo:border-bottom="0.0007in solid #000000">
        <style:background-image/>
      </style:table-cell-properties>
    </style:style>
    <style:style style:name="Table3.E4"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A5" style:family="table-cell">
      <style:table-cell-properties fo:padding="0.0382in" fo:border-left="0.0007in solid #000000" fo:border-right="none" fo:border-top="none" fo:border-bottom="0.0007in solid #000000"/>
    </style:style>
    <style:style style:name="Table3.E5" style:family="table-cell">
      <style:table-cell-properties fo:padding="0.0382in" fo:border-left="0.0007in solid #000000" fo:border-right="0.0007in solid #000000" fo:border-top="none" fo:border-bottom="0.0007in solid #000000"/>
    </style:style>
    <style:style style:name="Table4" style:family="table">
      <style:table-properties style:width="4.3097in" table:align="left"/>
    </style:style>
    <style:style style:name="Table4.A" style:family="table-column">
      <style:table-column-properties style:column-width="0.9236in"/>
    </style:style>
    <style:style style:name="Table4.B" style:family="table-column">
      <style:table-column-properties style:column-width="1.775in"/>
    </style:style>
    <style:style style:name="Table4.C" style:family="table-column">
      <style:table-column-properties style:column-width="1.611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background-color="#99ccff" fo:padding="0.0382in" fo:border-left="0.0007in solid #000000" fo:border-right="none" fo:border-top="none" fo:border-bottom="0.0007in solid #000000">
        <style:background-image/>
      </style:table-cell-properties>
    </style:style>
    <style:style style:name="Table4.C2" style:family="table-cell">
      <style:table-cell-properties fo:background-color="#99ccff" fo:padding="0.0382in" fo:border-left="0.0007in solid #000000" fo:border-right="0.0007in solid #000000" fo:border-top="none" fo:border-bottom="0.0007in solid #000000">
        <style:background-image/>
      </style:table-cell-properties>
    </style:style>
    <style:style style:name="Table4.A3" style:family="table-cell">
      <style:table-cell-properties fo:background-color="#ffffcc" fo:padding="0.0382in" fo:border-left="0.0007in solid #000000" fo:border-right="none" fo:border-top="none" fo:border-bottom="0.0007in solid #000000">
        <style:background-image/>
      </style:table-cell-properties>
    </style:style>
    <style:style style:name="Table4.C3"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4.A4" style:family="table-cell">
      <style:table-cell-properties fo:padding="0.0382in" fo:border-left="0.0007in solid #000000" fo:border-right="none" fo:border-top="none" fo:border-bottom="0.0007in solid #000000"/>
    </style:style>
    <style:style style:name="Table4.C4" style:family="table-cell">
      <style:table-cell-properties fo:padding="0.0382in" fo:border-left="0.0007in solid #000000" fo:border-right="0.0007in solid #000000" fo:border-top="none" fo:border-bottom="0.0007in solid #000000"/>
    </style:style>
    <style:style style:name="Table5" style:family="table">
      <style:table-properties style:width="4.1465in" table:align="left"/>
    </style:style>
    <style:style style:name="Table5.A" style:family="table-column">
      <style:table-column-properties style:column-width="0.9236in"/>
    </style:style>
    <style:style style:name="Table5.B" style:family="table-column">
      <style:table-column-properties style:column-width="3.2229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2.1049in" table:align="left"/>
    </style:style>
    <style:style style:name="Table6.A" style:family="table-column">
      <style:table-column-properties style:column-width="0.9236in"/>
    </style:style>
    <style:style style:name="Table6.B" style:family="table-column">
      <style:table-column-properties style:column-width="1.1813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Footer">
      <style:text-properties fo:font-size="10pt" style:font-size-asian="10pt" style:font-size-complex="10pt"/>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Heading_20_2">
      <style:paragraph-properties fo:text-align="center" style:justify-single-word="false"/>
    </style:style>
    <style:style style:name="P9" style:family="paragraph" style:parent-style-name="Preformatted_20_Text">
      <style:paragraph-properties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background-color="transparent"/>
    </style:style>
    <style:style style:name="P12" style:family="paragraph" style:parent-style-name="Heading_20_3">
      <style:text-properties fo:font-weight="normal" style:font-weight-asian="normal" style:font-weight-complex="normal"/>
    </style:style>
    <style:style style:name="P13" style:family="paragraph" style:parent-style-name="Frame_20_contents">
      <style:text-properties fo:font-size="10pt" style:font-size-asian="10pt" style:font-size-complex="10pt"/>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text-properties fo:font-weight="normal" style:font-weight-asian="normal" style:font-weight-complex="normal"/>
    </style:style>
    <style:style style:name="P16" style:family="paragraph" style:parent-style-name="Text_20_body" style:list-style-name="L3">
      <style:paragraph-properties fo:text-align="start" style:justify-single-word="false"/>
      <style:text-properties fo:font-weight="normal" style:font-weight-asian="normal" style:font-weight-complex="normal"/>
    </style:style>
    <style:style style:name="P17" style:family="paragraph" style:parent-style-name="Text_20_body" style:list-style-name="L4">
      <style:paragraph-properties fo:text-align="start" style:justify-single-word="false"/>
      <style:text-properties fo:font-weight="normal" style:font-weight-asian="normal" style:font-weight-complex="normal"/>
    </style:style>
    <style:style style:name="P18" style:family="paragraph" style:parent-style-name="Text_20_body" style:list-style-name="L5">
      <style:paragraph-properties fo:text-align="start" style:justify-single-word="false"/>
      <style:text-properties fo:font-weight="normal" style:font-weight-asian="normal" style:font-weight-complex="normal"/>
    </style:style>
    <style:style style:name="P19" style:family="paragraph" style:parent-style-name="Text_20_body" style:list-style-name="L2">
      <style:paragraph-properties fo:text-align="start" style:justify-single-word="false"/>
      <style:text-properties fo:font-weight="bold" style:font-weight-asian="bold" style:font-weight-complex="bold"/>
    </style:style>
    <style:style style:name="P20" style:family="paragraph" style:parent-style-name="Text_20_body" style:list-style-name="L3">
      <style:paragraph-properties fo:text-align="start" style:justify-single-word="false"/>
      <style:text-properties fo:font-weight="bold" style:font-weight-asian="bold" style:font-weight-complex="bold"/>
    </style:style>
    <style:style style:name="P21" style:family="paragraph" style:parent-style-name="Text_20_body" style:list-style-name="L4">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top" style:vertical-rel="paragraph-content" style:horizontal-pos="center" style:horizontal-rel="paragraph-conten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Introduction to SQL</text:p>
      <text:p text:style-name="P3">SQL stands for Structured Query Language.. It is the standard language for relational databases. Basically every relational DBMS (RDBMS) implements SQL, although with slight variations.</text:p>
      <text:p text:style-name="P3">SQL can be divided into three subsets:</text:p>
      <text:list xml:id="list1864974646" text:style-name="L1">
        <text:list-item>
          <text:p text:style-name="P14">The Data Definition Language (DDL), which includes commands for creating schema objects (tables, views etc) and manipulating them. It deals only with the metadata.</text:p>
        </text:list-item>
        <text:list-item>
          <text:p text:style-name="P14">The Data Manipulation Language (DML), which includes the commands for changing or retrieving the actual data.</text:p>
        </text:list-item>
        <text:list-item>
          <text:p text:style-name="P14">The Data Control Language (DCL), which includes the commands for database administration; that is, creating users, assigning permissions etc</text:p>
        </text:list-item>
      </text:list>
      <text:p text:style-name="P3">SQL commands are English based. SQL is NOT case sensitive, except for data inside quotes; however there is a strong stylistic convention that requires writing keywords in all uppercase. Character constants are enclosed in SINGLE QUOTES, while double quotes are reserved for spelling names which contain special characters. </text:p>
      <text:p text:style-name="P3">Although SQL statements do NOT need to end in a semicolon, most SQL interpreters use this character (;) to represent the end of a statement. That way you can use line breaks to make your statement more readable. SQL ignores extra white spaces and line breaks.</text:p>
      <text:p text:style-name="Heading_20_2"/>
      <text:p text:style-name="P8">Data Definition Language</text:p>
      <text:p text:style-name="Heading_20_3">CREATE TABLE statement</text:p>
      <text:p text:style-name="P3">The command to create a new table is CREATE TABLE; after the command we include the table name, and then a list of fields and constraints, separated by commas. For each field we include the field name, the data type, and any <text:span text:style-name="T1">column constraints</text:span><text:span text:style-name="T2">, that is constraints that affect only one column or field.</text:span></text:p>
      <text:p text:style-name="P5">For example, a simple table with three fields would look like this:</text:p>
      <text:p text:style-name="P5"><draw:frame draw:style-name="fr1" draw:name="Frame1" text:anchor-type="paragraph" svg:x="0.0201in" svg:y="0.1299in" svg:width="6.9071in" draw:z-index="0"><draw:text-box fo:min-height="1.0126in"><text:p text:style-name="Preformatted_20_Text">CREATE TABLE Book (</text:p><text:p text:style-name="Preformatted_20_Text"><text:tab/>ISBN <text:s/>CHAR(9) <text:s text:c="4"/>PRIMARY KEY,</text:p><text:p text:style-name="Preformatted_20_Text"><text:tab/>Title VARCHAR(20) UNIQUE NOT NULL,</text:p><text:p text:style-name="Preformatted_20_Text"><text:tab/>Pages Integer</text:p><text:p text:style-name="P9">);</text:p><text:p text:style-name="Example">Example <text:sequence text:ref-name="refExample0" text:name="Example" text:formula="ooow:Example+1" style:num-format="1">1</text:sequence>: Simple table</text:p></draw:text-box></draw:frame>In this example, ISBN is a character field, with exactly 9 characters, and is the primary key. Title is a character field with up to 20 characters, which is unique (no two rows have the same value) and cannot be null, and pages is an integer. Notice ISBN has a column constraint, specifying that it is the primary key, and title has two constraints, UNIQUE and NOT NULL.</text:p>
      <text:h text:style-name="Heading_20_4" text:outline-level="4">Common Datatypes</text:h>
      <text:p text:style-name="P3">Although the full set of datatypes available varies with each DBMS, the following datatypes are among the most useful and commonly available:</text:p>
      <text:list xml:id="list909769894" text:style-name="L2">
        <text:list-item>
          <text:p text:style-name="P15"><text:span text:style-name="T1">CHAR(n)</text:span> This is a fixed-length character string. If you insert a value with less than the full number of characters, it gets 'padded' with spaces.</text:p>
        </text:list-item>
        <text:list-item>
          <text:p text:style-name="P19"><text:soft-page-break/>VARCHAR(n) <text:span text:style-name="T2">This is a variable-length character string, with a maximum size specified.</text:span></text:p>
        </text:list-item>
        <text:list-item>
          <text:p text:style-name="P19">NUMERIC(prec,scale)<text:span text:style-name="T2"> This is a fixed-point number. The first number (the precision) specifies the TOTAL number of digits available, while the second (the scale) specifies how many of those are after the decimal period.</text:span></text:p>
        </text:list-item>
        <text:list-item>
          <text:p text:style-name="P19">DATE, TIMESTAMP<text:span text:style-name="T2"> This are datatypes for representing moments in time. Depending on the DBMS these may be synonyms.</text:span></text:p>
        </text:list-item>
      </text:list>
      <text:h text:style-name="Heading_20_4" text:outline-level="4">Constraints</text:h>
      <text:p text:style-name="Text_20_body">In SQL we can attach constraints to each column or field, and we can also attach constraints to the whole table. The table constraints are added after all fields in the CREATE TABLE statement. For example, we can write the book table from Example 1, as follows:</text:p>
      <text:p text:style-name="P5"><draw:frame draw:style-name="fr1" draw:name="Frame2" text:anchor-type="paragraph" svg:x="0.0201in" svg:y="0.1299in" svg:width="6.9071in" draw:z-index="1"><draw:text-box fo:min-height="1.0126in"><text:p text:style-name="Preformatted_20_Text">CREATE TABLE Book (</text:p><text:p text:style-name="Preformatted_20_Text"><text:tab/>ISBN <text:s/>CHAR(9) <text:s text:c="4"/>,</text:p><text:p text:style-name="Preformatted_20_Text"><text:tab/>Title VARCHAR(20) NOT NULL,</text:p><text:p text:style-name="Preformatted_20_Text"><text:tab/>Pages Integer,</text:p><text:p text:style-name="Preformatted_20_Text"><text:tab/>CONSTRAINT Book_PK PRIMARY KEY(Isbn),</text:p><text:p text:style-name="Preformatted_20_Text"><text:tab/>CONSTRAINT Book_title UNIQUE (Title)</text:p><text:p text:style-name="Preformatted_20_Text">);</text:p><text:p text:style-name="Example">Example <text:sequence text:ref-name="refExample1" text:name="Example" text:formula="ooow:Example+1" style:num-format="1">2</text:sequence>: Simple table with table constraints rather than column constraints</text:p></draw:text-box></draw:frame>Notice that this notation allows us to give a name to each constraint (Book_PK and Book_title in our case), and also that NOT NULL has to be expressed as a column constraint.</text:p>
      <text:p text:style-name="P5">SQL constraints include the following:</text:p>
      <text:list xml:id="list1371248002" text:style-name="L3">
        <text:list-item>
          <text:p text:style-name="P20">NOT NULL</text:p>
        </text:list-item>
        <text:list-item>
          <text:p text:style-name="P20">PRIMARY KEY</text:p>
        </text:list-item>
        <text:list-item>
          <text:p text:style-name="P20">UNIQUE</text:p>
        </text:list-item>
        <text:list-item>
          <text:p text:style-name="P16"><text:span text:style-name="T1">FOREIGN KEY ... REFERENCES</text:span> this constraint allows us to express a foreign key.</text:p>
        </text:list-item>
        <text:list-item>
          <text:p text:style-name="P20">CHECK <text:span text:style-name="T2">This constraint allows us to add an arbitrary predicate to be tested </text:span></text:p>
        </text:list-item>
      </text:list>
      <text:p text:style-name="P5">We can also assign a default value to a column, by adding the keyword DEFAULT and then the value after the column, as if it was a constraint.</text:p>
      <text:p text:style-name="P5">A more complete example for a SQL create table follows:</text:p>
      <text:p text:style-name="P5"><draw:frame draw:style-name="fr1" draw:name="Frame3" text:anchor-type="paragraph" svg:x="0.0201in" svg:y="0.1299in" svg:width="6.9071in" draw:z-index="2"><draw:text-box fo:min-height="1.0126in"><text:p text:style-name="Preformatted_20_Text">CREATE TABLE Person (</text:p><text:p text:style-name="Preformatted_20_Text"><text:tab/>Id <text:s text:c="4"/>INTEGER <text:s text:c="4"/>PRIMARY KEY,</text:p><text:p text:style-name="Preformatted_20_Text"><text:tab/>SSN <text:s text:c="3"/>CHAR(9) <text:s text:c="4"/>UNIQUE,</text:p><text:p text:style-name="Preformatted_20_Text"><text:tab/>Name <text:s text:c="2"/>VARCHAR(20) NOT NULL,</text:p><text:p text:style-name="Preformatted_20_Text"><text:tab/>Age <text:s text:c="3"/>INTEGER <text:s text:c="4"/>DEFAULT 18 </text:p><text:p text:style-name="Preformatted_20_Text"><text:s text:c="25"/>CHECK (Age BETWEEN 10 AND 100),</text:p><text:p text:style-name="Preformatted_20_Text"><text:tab/>Major <text:s/>CHAR(3) REFERENCES Major(Id)</text:p><text:p text:style-name="Preformatted_20_Text">);</text:p><text:p text:style-name="Example">Example <text:sequence text:ref-name="refExample2" text:name="Example" text:formula="ooow:Example+1" style:num-format="1">3</text:sequence>: More constraint examples</text:p></draw:text-box></draw:frame>If we want to do composite primary keys, and composite foreign key references, we need to express them as table constraints, since they constrain more than one column; table constraints go at the end of a table declaration, separated by commas; their basic syntax involves the keyword CONSTRAINT, an <text:soft-page-break/>optional name given to the constraint, then the type of constraint, and then specific parameters depending on the constraint; when we need to specify a list of fields, we use parenthesis to delimit the list, and commas to separate each field on the list.</text:p>
      <text:p text:style-name="P5">The following example illustrates several kinds of table constraints, at the end of the CREATE TABLE statement, the first one, named Standing_PK, specifies the composite primary key; the next one, Standing_Unique_Designation specifies that the combination of deg_code and designation needs to be unique , and the last one, Standing_Min_Max that the min_cr field needs to be less than the max_cr field.</text:p>
      <text:p text:style-name="Standard"><draw:frame draw:style-name="fr1" draw:name="Frame4" text:anchor-type="paragraph" svg:x="0.0201in" svg:y="0.1299in" svg:width="6.9071in" draw:z-index="3"><draw:text-box fo:min-height="1.0126in"><text:p text:style-name="Preformatted_20_Text">CREATE TABLE Standing (</text:p><text:p text:style-name="Preformatted_20_Text"><text:s text:c="2"/>deg_code <text:s text:c="5"/>char(2) REFERENCES Degree(deg_code),</text:p><text:p text:style-name="Preformatted_20_Text"><text:s text:c="2"/>min_cr <text:s text:c="7"/>INTEGER DEFAULT 0 NOT NULL,</text:p><text:p text:style-name="Preformatted_20_Text"><text:s text:c="2"/>max_cr <text:s text:c="7"/>INTEGER NOT NULL,</text:p><text:p text:style-name="Preformatted_20_Text"><text:s text:c="2"/>num <text:s text:c="10"/>INTEGER NOT NULL,</text:p><text:p text:style-name="Preformatted_20_Text"><text:s text:c="2"/>designation <text:s text:c="2"/>VARCHAR(20) NOT NULL,</text:p><text:p text:style-name="Preformatted_20_Text"><text:s text:c="2"/>CONSTRAINT Standing_PK</text:p><text:p text:style-name="Preformatted_20_Text"><text:s text:c="8"/>PRIMARY KEY (deg_code, num),</text:p><text:p text:style-name="Preformatted_20_Text"><text:s text:c="2"/>CONSTRAINT Standing_Unique_Designation</text:p><text:p text:style-name="Preformatted_20_Text"><text:s text:c="8"/>UNIQUE (deg_code, designation),</text:p><text:p text:style-name="Preformatted_20_Text"><text:s text:c="2"/>CONSTRAINT Standing_min_max</text:p><text:p text:style-name="Preformatted_20_Text"><text:s text:c="8"/>CHECK (min_cr &lt;= max_cr)</text:p><text:p text:style-name="Preformatted_20_Text">);</text:p><text:p text:style-name="Preformatted_20_Text"/><text:p text:style-name="Example">Example <text:sequence text:ref-name="refExample3" text:name="Example" text:formula="ooow:Example+1" style:num-format="1">4</text:sequence>: Composite primary keys and foreign key references</text:p></draw:text-box></draw:frame></text:p>
      <text:p text:style-name="Heading_20_3">Views</text:p>
      <text:p text:style-name="Text_20_body">Views allow us to create database objects that appear to be tables but whose values are calculated by the DBMS instead of being explicitly entered by the users; in a way, they are can be viewed as queries which are given a name.</text:p>
      <text:p text:style-name="Text_20_body">Views are created with the CREATE VIEW statement; we write CREATE VIEW, then the name of the view, then the keyword AS and then a SELECT statement that specifies the values that will go in the view.</text:p>
      <text:p text:style-name="Heading_20_3">Other DDL statements</text:p>
      <text:p text:style-name="P5">Other DDL statements include:</text:p>
      <text:list xml:id="list722876294" text:style-name="L4">
        <text:list-item>
          <text:p text:style-name="P17"><text:span text:style-name="T1">DROP TABLE</text:span> that allows us to completely eliminate a table (not just the data, but also the schema)</text:p>
        </text:list-item>
        <text:list-item>
          <text:p text:style-name="P21">ALTER TABLE<text:span text:style-name="T2"> that allows us to modify the schema of a table </text:span></text:p>
        </text:list-item>
      </text:list>
      <text:p text:style-name="P5">We also can create other kinds of schema objects, including views and indexes. In general, to create a schema object of a given kind, we will use CREATE and then the kind of object (TABLE,VIEW, INDEX etc), the name, and then syntax specific for that kind of object. To eliminate that object we use DROP, then the type (TABLE, VIEW, INDEX ...) and the name of the object.</text:p>
      <text:p text:style-name="P5"/>
      <text:p text:style-name="P8">Data Manipulation Language (DML)</text:p>
      <text:p text:style-name="P5">SQL's DML includes statements to do alter the rows in a table, and to get data from one or more tables. <text:soft-page-break/>Notice that this statements do NOT alter the schema at all, only the data in the table. The main statements are:</text:p>
      <text:list xml:id="list2017407763" text:style-name="L5">
        <text:list-item>
          <text:p text:style-name="P18"><text:span text:style-name="T1">INSERT INTO</text:span> This statement allows you to insert one or more rows into a table</text:p>
        </text:list-item>
        <text:list-item>
          <text:p text:style-name="P18"><text:span text:style-name="T1">DELETE FROM</text:span> This statement allows you to delete one or more rows from a table</text:p>
        </text:list-item>
        <text:list-item>
          <text:p text:style-name="P18"><text:span text:style-name="T1">UPDATE</text:span> This statement allows you to change one or more fields from one or more rows</text:p>
        </text:list-item>
        <text:list-item>
          <text:p text:style-name="P18"><text:span text:style-name="T1">SELECT</text:span> This statement allows you to get data from one or more tables. It does NOT change the data in any way. </text:p>
        </text:list-item>
      </text:list>
      <text:p text:style-name="P5">Since the SELECT statement is more complex, we devote a separate section to it, after covering the other DML statements.</text:p>
      <text:p text:style-name="Heading_20_3">INSERT INTO</text:p>
      <text:p text:style-name="P5">This statement allows you to add a row to a table. Its basic syntax is as follows:</text:p>
      <text:p text:style-name="P5"><draw:frame draw:style-name="fr1" draw:name="Frame5" text:anchor-type="paragraph" svg:x="0.0201in" svg:y="0.1299in" svg:width="6.9071in" draw:z-index="4"><draw:text-box fo:min-height="0.6598in"><text:p text:style-name="P5">INSERT INTO tableName (field1,field2,...) VALUES (value1, value2,...)</text:p><text:p text:style-name="Example">Example <text:sequence text:ref-name="refExample4" text:name="Example" text:formula="ooow:Example+1" style:num-format="1">5</text:sequence>: INSERT INTO syntax</text:p></draw:text-box></draw:frame>It is not necessary to list all fields, but it is a good idea. If you don't list fields, then it is assumed that the values correspond to all fields in the table in the order they were defined (which means that if the schema changes, your statement will probably result in a syntax error).</text:p>
      <text:p text:style-name="P5">As an example, if we were to insert one row into the Person table of Example 3, the statement would look like this:</text:p>
      <text:p text:style-name="Heading_20_3"><draw:frame draw:style-name="fr1" draw:name="Frame6" text:anchor-type="paragraph" svg:x="0.0201in" svg:y="0.1299in" svg:width="6.9071in" draw:z-index="5"><draw:text-box fo:min-height="0.6598in"><text:p text:style-name="P13">INSERT INTO Person (Id,SSN,Name,Age,Major) VALUES (1, '11111','Orlando',30,'CS');</text:p><text:p text:style-name="Example">Example <text:sequence text:ref-name="refExample5" text:name="Example" text:formula="ooow:Example+1" style:num-format="1">6</text:sequence>: INSERT INTO example. Notice single quotes for string constants</text:p></draw:text-box></draw:frame>DELETE FROM</text:p>
      <text:p text:style-name="P3">The DELETE FROM statement allows you to delete one or more rows from a table. If it includes a WHERE clause, it deletes only those rows that satisfy the predicate, if there is no WHERE clause then all rows will be deleted. Notice this statement does NOT alter the schema of the table, even if it deletes all the rows.</text:p>
      <text:p text:style-name="P3">Following is an example for deleting all people who are younger than 20 from the person table.</text:p>
      <text:p text:style-name="Heading_20_3"><draw:frame draw:style-name="fr1" draw:name="Frame7" text:anchor-type="paragraph" svg:x="0.0201in" svg:y="0.1299in" svg:width="6.9071in" draw:z-index="6"><draw:text-box fo:min-height="0.6598in"><text:p text:style-name="Frame_20_contents">DELETE FROM Person</text:p><text:p text:style-name="Frame_20_contents">WHERE Age&lt;20;</text:p><text:p text:style-name="Example">Example <text:sequence text:ref-name="refExample6" text:name="Example" text:formula="ooow:Example+1" style:num-format="1">7</text:sequence>: DELETE all rows from the person table that have a value smaller than 20 for the age field <text:s/></text:p></draw:text-box></draw:frame>UPDATE</text:p>
      <text:p text:style-name="P3">The UPDATE statement allows you to change one or more fields from one or more rows of a table. Again, modifies all rows or just some of them depending on the WHERE clause.</text:p>
      <text:p text:style-name="P3"><draw:frame draw:style-name="fr1" draw:name="Frame9" text:anchor-type="paragraph" svg:x="-0.0008in" svg:y="1.2862in" svg:width="6.9071in" draw:z-index="8"><draw:text-box fo:min-height="0.6598in"><text:p text:style-name="Frame_20_contents">UPDATE Person</text:p><text:p text:style-name="Frame_20_contents">SET Name='Orlando', Age=35</text:p><text:p text:style-name="Frame_20_contents">WHERE Id=1;</text:p><text:p text:style-name="Example">Example <text:sequence text:ref-name="refExample7" text:name="Example" text:formula="ooow:Example+1" style:num-format="1">9</text:sequence>: Change some fields of just the row with id 1</text:p></draw:text-box></draw:frame><draw:frame draw:style-name="fr2" draw:name="Frame8" text:anchor-type="paragraph" svg:width="6.9071in" draw:z-index="7"><draw:text-box fo:min-height="0.6598in"><text:p text:style-name="Frame_20_contents">UPDATE Person</text:p><text:p text:style-name="Frame_20_contents">SET Age=Age+1;</text:p><text:p text:style-name="Example">Example <text:sequence text:ref-name="refExample8" text:name="Example" text:formula="ooow:Example+1" style:num-format="1">8</text:sequence>: Increase by 1 the ages of all people</text:p></draw:text-box></draw:frame><text:soft-page-break/></text:p>
      <text:p text:style-name="P8">The SELECT Statement</text:p>
      <text:p text:style-name="P3">The SELECT statement allows you to get data from one or more tables. It does NOT change the data stored in any way, it just allows you to read it. The SELECT Statement is probably the most complex SQL statement, since it needs to allow you for complex conditions and to get data from several tables. </text:p>
      <text:p text:style-name="P3">In its basic form, the SELECT statement contains three clauses, although the WHERE clause is actually optional. After the SELECT keyword, we specify the fields (or expressions) we want to retrieve; then we add the FROM keyword and the table from which we are getting the data, and finally a WHERE clause that specifies which rows are to be returned.</text:p>
      <text:p text:style-name="P3">In order to illustrate the SELECT statement, we will use a table called Person containing five fields, and the sample data as in the following table (Table 1). We record the person's id, name, age, gender and the country they were born in (using two-letter ISO country codes for the countries, so us is the United States of America, mx is Mexico, and in is India)</text:p>
      <text:p text:style-name="P3"><draw:frame draw:style-name="fr1" draw:name="Frame10" text:anchor-type="paragraph" svg:x="0.0098in" svg:y="0.072in" svg:width="6.9071in" draw:z-index="9"><draw:text-box fo:min-height="0.6598in"><table:table table:name="Table1" table:style-name="Table1"><table:table-column table:style-name="Table1.A"/><table:table-column table:style-name="Table1.B"/><table:table-column table:style-name="Table1.C"/><table:table-column table:style-name="Table1.D"/><table:table-column table:style-name="Table1.E"/><table:table-row><table:table-cell table:style-name="Table1.A1" office:value-type="string"><text:p text:style-name="Table_20_Heading">Id</text:p></table:table-cell><table:table-cell table:style-name="Table1.A1" office:value-type="string"><text:p text:style-name="Table_20_Heading">Name</text:p></table:table-cell><table:table-cell table:style-name="Table1.A1" office:value-type="string"><text:p text:style-name="Table_20_Heading">Age</text:p></table:table-cell><table:table-cell table:style-name="Table1.A1" office:value-type="string"><text:p text:style-name="Table_20_Heading">Gender</text:p></table:table-cell><table:table-cell table:style-name="Table1.E1" office:value-type="string"><text:p text:style-name="Table_20_Heading">Country</text:p></table:table-cell></table:table-row><table:table-row><table:table-cell table:style-name="Table1.A2" office:value-type="string"><text:p text:style-name="P10">1</text:p></table:table-cell><table:table-cell table:style-name="Table1.A2" office:value-type="string"><text:p text:style-name="P10">Orlando</text:p></table:table-cell><table:table-cell table:style-name="Table1.A2" office:value-type="string"><text:p text:style-name="P10">35</text:p></table:table-cell><table:table-cell table:style-name="Table1.A2" office:value-type="string"><text:p text:style-name="P10">M</text:p></table:table-cell><table:table-cell table:style-name="Table1.E2" office:value-type="string"><text:p text:style-name="P10">us</text:p></table:table-cell></table:table-row><table:table-row><table:table-cell table:style-name="Table1.A2" office:value-type="string"><text:p text:style-name="P10">2</text:p></table:table-cell><table:table-cell table:style-name="Table1.A2" office:value-type="string"><text:p text:style-name="P10">Lina</text:p></table:table-cell><table:table-cell table:style-name="Table1.A2" office:value-type="string"><text:p text:style-name="P10">25</text:p></table:table-cell><table:table-cell table:style-name="Table1.A2" office:value-type="string"><text:p text:style-name="P10">F</text:p></table:table-cell><table:table-cell table:style-name="Table1.E2" office:value-type="string"><text:p text:style-name="P10">mx</text:p></table:table-cell></table:table-row><table:table-row><table:table-cell table:style-name="Table1.A2" office:value-type="string"><text:p text:style-name="P10">3</text:p></table:table-cell><table:table-cell table:style-name="Table1.A2" office:value-type="string"><text:p text:style-name="P10">Jose</text:p></table:table-cell><table:table-cell table:style-name="Table1.A2" office:value-type="string"><text:p text:style-name="P10">45</text:p></table:table-cell><table:table-cell table:style-name="Table1.A2" office:value-type="string"><text:p text:style-name="P10">M</text:p></table:table-cell><table:table-cell table:style-name="Table1.E2" office:value-type="string"><text:p text:style-name="P10">us</text:p></table:table-cell></table:table-row><table:table-row><table:table-cell table:style-name="Table1.A2" office:value-type="string"><text:p text:style-name="P10">4</text:p></table:table-cell><table:table-cell table:style-name="Table1.A2" office:value-type="string"><text:p text:style-name="P10">Krishnapriya</text:p></table:table-cell><table:table-cell table:style-name="Table1.A2" office:value-type="string"><text:p text:style-name="P10">27</text:p></table:table-cell><table:table-cell table:style-name="Table1.A2" office:value-type="string"><text:p text:style-name="P10">F</text:p></table:table-cell><table:table-cell table:style-name="Table1.E2" office:value-type="string"><text:p text:style-name="P10">in</text:p></table:table-cell></table:table-row></table:table><text:p text:style-name="P3"/><text:p text:style-name="Table">Table <text:sequence text:ref-name="refTable0" text:name="Table" text:formula="ooow:Table+1" style:num-format="1">1</text:sequence>: Sample data for <text:span text:style-name="T1">Person</text:span> table for simple select examples</text:p></draw:text-box></draw:frame>The simplest select statement uses * instead of a list of attributes (retrieving ALL columns from the table) and does not use a WHERE clause (retrieving ALL rows), so the statement to list all data in the person table would be:</text:p>
      <text:p text:style-name="P3"><draw:frame draw:style-name="fr1" draw:name="Frame11" text:anchor-type="paragraph" svg:x="0.0201in" svg:y="0.1299in" svg:width="6.9071in" draw:z-index="10"><draw:text-box fo:min-height="0.6598in"><text:p text:style-name="Frame_20_contents">SELECT *</text:p><text:p text:style-name="Frame_20_contents">FROM Person</text:p><text:p text:style-name="Example">Example <text:sequence text:ref-name="refExample9" text:name="Example" text:formula="ooow:Example+1" style:num-format="1">10</text:sequence>: Retrieving all data from Person table</text:p></draw:text-box></draw:frame></text:p>
      <text:p text:style-name="P3"><text:soft-page-break/>We can also specify a list of fields, or even expressions. When using expressions, it is often convenient to give the expression a nice name, so SQL allows us to alias a field or expression, by writing the keyword AS and then alias after the field name or expression (actually, the AS keyword is optional in most DBMSs, although PostgreSQL requires it).</text:p>
      <text:p text:style-name="P3">So the following would be a valid example:</text:p>
      <text:p text:style-name="P3"><draw:frame draw:style-name="fr1" draw:name="Frame12" text:anchor-type="paragraph" svg:x="0.0201in" svg:y="0.1299in" svg:width="6.9071in" draw:z-index="11"><draw:text-box fo:min-height="0.6598in"><text:p text:style-name="Frame_20_contents">SELECT Id AS Identifier, Name, Age+5 AS AgeIn5</text:p><text:p text:style-name="Frame_20_contents">FROM Person;</text:p><text:p text:style-name="Example">Example <text:sequence text:ref-name="refExample10" text:name="Example" text:formula="ooow:Example+1" style:num-format="1">11</text:sequence>: Retrieving all data from Person table</text:p></draw:text-box></draw:frame> and it would return data as follows:</text:p>
      <text:p text:style-name="P3"><draw:frame draw:style-name="fr1" draw:name="Frame13" text:anchor-type="paragraph" svg:x="0.0098in" svg:y="0.072in" svg:width="6.9071in" draw:z-index="12"><draw:text-box fo:min-height="0.6598in"><table:table table:name="Table2" table:style-name="Table2"><table:table-column table:style-name="Table2.A"/><table:table-column table:style-name="Table2.B"/><table:table-column table:style-name="Table2.C"/><table:table-row><table:table-cell table:style-name="Table2.A1" office:value-type="string"><text:p text:style-name="Table_20_Heading">Identifier</text:p></table:table-cell><table:table-cell table:style-name="Table2.A1" office:value-type="string"><text:p text:style-name="Table_20_Heading">Name</text:p></table:table-cell><table:table-cell table:style-name="Table2.C1" office:value-type="string"><text:p text:style-name="Table_20_Heading">AgeIn5</text:p></table:table-cell></table:table-row><table:table-row><table:table-cell table:style-name="Table2.A2" office:value-type="string"><text:p text:style-name="P10">1</text:p></table:table-cell><table:table-cell table:style-name="Table2.A2" office:value-type="string"><text:p text:style-name="P10">Orlando</text:p></table:table-cell><table:table-cell table:style-name="Table2.C2" office:value-type="string"><text:p text:style-name="P10">40</text:p></table:table-cell></table:table-row><table:table-row><table:table-cell table:style-name="Table2.A2" office:value-type="string"><text:p text:style-name="P10">2</text:p></table:table-cell><table:table-cell table:style-name="Table2.A2" office:value-type="string"><text:p text:style-name="P10">Lina</text:p></table:table-cell><table:table-cell table:style-name="Table2.C2" office:value-type="string"><text:p text:style-name="P10">30</text:p></table:table-cell></table:table-row><table:table-row><table:table-cell table:style-name="Table2.A2" office:value-type="string"><text:p text:style-name="P10">3</text:p></table:table-cell><table:table-cell table:style-name="Table2.A2" office:value-type="string"><text:p text:style-name="P10">Jose</text:p></table:table-cell><table:table-cell table:style-name="Table2.C2" office:value-type="string"><text:p text:style-name="P10">50</text:p></table:table-cell></table:table-row><table:table-row><table:table-cell table:style-name="Table2.A2" office:value-type="string"><text:p text:style-name="P10">4</text:p></table:table-cell><table:table-cell table:style-name="Table2.A2" office:value-type="string"><text:p text:style-name="P10">Krishnapriya</text:p></table:table-cell><table:table-cell table:style-name="Table2.C2" office:value-type="string"><text:p text:style-name="P10">32</text:p></table:table-cell></table:table-row></table:table><text:p text:style-name="P3"/><text:p text:style-name="Table">Table <text:sequence text:ref-name="refTable1" text:name="Table" text:formula="ooow:Table+1" style:num-format="1">2</text:sequence>: Sample result from Example 11, notice change on column names</text:p></draw:text-box></draw:frame>Notice the last field retrieved uses an expression, Age+5. Most DBMSs support the standard math operators, many of the basic math functions (floor, sin, cos etc), and many string functions (upper, lower, substr etc); consult your DBMS's manual.</text:p>
      <text:p text:style-name="P3">SQL statements become slightly more interesting when we add conditions, which allow us to retrieve only certain rows, rather than the whole table. We can add conditions with the WHERE clause, and can use the traditional comparison operators (&lt;, &lt;= etc) and combine them with the traditional logical operators (AND, OR, NOT). Differently from most programming languages, SQL uses the actual words AND OR and NOT for those operators. The precedence of the operators is the usual (NOT, then AND, finally OR), and you can use parenthesis to alter that precedence.</text:p>
      <text:p text:style-name="P3">So, a query that would return only females who are older than 20 would be:</text:p>
      <text:p text:style-name="Heading_20_3"><draw:frame draw:style-name="fr1" draw:name="Frame14" text:anchor-type="paragraph" svg:x="0.0201in" svg:y="0.1299in" svg:width="6.9071in" draw:z-index="13"><draw:text-box fo:min-height="0.6598in"><text:p text:style-name="Frame_20_contents">SELECT *</text:p><text:p text:style-name="Frame_20_contents">FROM Person</text:p><text:p text:style-name="Frame_20_contents">WHERE Gender='F' and Age&gt;20</text:p><text:p text:style-name="Example">Example <text:sequence text:ref-name="refExample11" text:name="Example" text:formula="ooow:Example+1" style:num-format="1">12</text:sequence>: Retrieving Females who are older than 20</text:p></draw:text-box></draw:frame></text:p>
      <text:p text:style-name="Heading_20_3">Aggregate functions</text:p>
      <text:p text:style-name="P3">SQL also allows you to use functions that compute a result based on several rows; we call those <text:span text:style-name="T1">aggregate functions</text:span><text:span text:style-name="T2">. SQL 92 supports the functions </text:span><text:span text:style-name="T1">COUNT, SUM, AVG, MAX </text:span><text:span text:style-name="T2">and</text:span><text:span text:style-name="T1"> MIN</text:span><text:span text:style-name="T2">, with the meaning suggested by their name.</text:span></text:p>
      <text:p text:style-name="P5"><text:soft-page-break/>For example, we can get the number of rows in the Person table by writing:</text:p>
      <text:p text:style-name="P5"><draw:frame draw:style-name="fr1" draw:name="Frame15" text:anchor-type="paragraph" svg:x="0.0201in" svg:y="0.1299in" svg:width="6.9071in" draw:z-index="14"><draw:text-box fo:min-height="0.6598in"><text:p text:style-name="Frame_20_contents">SELECT COUNT(*)</text:p><text:p text:style-name="Frame_20_contents">FROM Person;</text:p><text:p text:style-name="Example">Example <text:sequence text:ref-name="refExample12" text:name="Example" text:formula="ooow:Example+1" style:num-format="1">13</text:sequence>: Retrieving number of rows from person table<text:tab/></text:p></draw:text-box></draw:frame></text:p>
      <text:p text:style-name="P3">We can, of course, use a WHERE clause to control wich rows gets counted, or included in the aggregate. For example, if we wanted to know how many females there are we would write:</text:p>
      <text:p text:style-name="P3"><draw:frame draw:style-name="fr1" draw:name="Frame16" text:anchor-type="paragraph" svg:x="0.0201in" svg:y="0.1299in" svg:width="6.9071in" draw:z-index="15"><draw:text-box fo:min-height="0.6598in"><text:p text:style-name="P3">SELECT COUNT(*)</text:p><text:p text:style-name="P5">FROM Person</text:p><text:p text:style-name="P5">WHERE Gender='F';</text:p><text:p text:style-name="Example">Example <text:sequence text:ref-name="refExample13" text:name="Example" text:formula="ooow:Example+1" style:num-format="1">14</text:sequence>: Retrieving number of females from person table</text:p></draw:text-box></draw:frame></text:p>
      <text:p text:style-name="P3">Now, what if we need to get the number of people per gender ? Given that there are only two genders, maybe we could just write two separate queries, one for females and one for males, and put together the results in a piece of paper; but what if we need the number of people per country of origin ? We will probably have many countries, plus our set of queries will only be valid for a particular moment in time, since the set of countries may change.</text:p>
      <text:p text:style-name="P3">SQL allows computing aggregates over groups of rows, where the rows in a table are divided into groups based on some field or expressions over those fields; we do that by using the aggregates, and adding a GROUP BY clause to our SELECT statement. For example, the following query:</text:p>
      <text:p text:style-name="P3"><draw:frame draw:style-name="fr1" draw:name="Frame17" text:anchor-type="paragraph" svg:x="0.0201in" svg:y="0.1299in" svg:width="6.9071in" draw:z-index="16"><draw:text-box fo:min-height="0.6598in"><text:p text:style-name="P3">SELECT Country, COUNT(*) as NumPeople, AVG(Age)</text:p><text:p text:style-name="P5">FROM Person</text:p><text:p text:style-name="P5">GROUP BY Country;</text:p><text:p text:style-name="Example">Example <text:sequence text:ref-name="refExample14" text:name="Example" text:formula="ooow:Example+1" style:num-format="1">15</text:sequence>: Retrieving number of people per country</text:p></draw:text-box></draw:frame></text:p>
      <text:p text:style-name="P3">Would retrieve a table containing all countries in the person table, with the number of people per country and their average age. All rows in the person table are grouped according to their country, and the aggregate (count) is calculated for each group. Conceptually, we can think of the table being sorted on the fields mentioned in the GROUP BY clause, and then the totals calculated per group.</text:p>
      <text:p text:style-name="P3">Conceptually, we can view the sample data organized as in Table 3 (each group of rows is marked in a different color):</text:p>
      <text:p text:style-name="P3"><draw:frame draw:style-name="fr1" draw:name="Frame18" text:anchor-type="paragraph" svg:x="0.0098in" svg:y="0.0992in" svg:width="6.9071in" draw:z-index="17"><draw:text-box fo:min-height="0.6598in"><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office:value-type="string"><text:p text:style-name="Table_20_Heading">Id</text:p></table:table-cell><table:table-cell table:style-name="Table3.A1" office:value-type="string"><text:p text:style-name="Table_20_Heading">Name</text:p></table:table-cell><table:table-cell table:style-name="Table3.A1" office:value-type="string"><text:p text:style-name="Table_20_Heading">Age</text:p></table:table-cell><table:table-cell table:style-name="Table3.A1" office:value-type="string"><text:p text:style-name="Table_20_Heading">Gender</text:p></table:table-cell><table:table-cell table:style-name="Table3.E1" office:value-type="string"><text:p text:style-name="Table_20_Heading">Country</text:p></table:table-cell></table:table-row><table:table-row><table:table-cell table:style-name="Table3.A2" office:value-type="string"><text:p text:style-name="P11">1</text:p></table:table-cell><table:table-cell table:style-name="Table3.A2" office:value-type="string"><text:p text:style-name="P11">Orlando</text:p></table:table-cell><table:table-cell table:style-name="Table3.A2" office:value-type="string"><text:p text:style-name="P11">35</text:p></table:table-cell><table:table-cell table:style-name="Table3.A2" office:value-type="string"><text:p text:style-name="P11">M</text:p></table:table-cell><table:table-cell table:style-name="Table3.E2" office:value-type="string"><text:p text:style-name="P11">us</text:p></table:table-cell></table:table-row><table:table-row><table:table-cell table:style-name="Table3.A2" office:value-type="string"><text:p text:style-name="P11">3</text:p></table:table-cell><table:table-cell table:style-name="Table3.A2" office:value-type="string"><text:p text:style-name="P11">Jose</text:p></table:table-cell><table:table-cell table:style-name="Table3.A2" office:value-type="string"><text:p text:style-name="P11">45</text:p></table:table-cell><table:table-cell table:style-name="Table3.A2" office:value-type="string"><text:p text:style-name="P11">M</text:p></table:table-cell><table:table-cell table:style-name="Table3.E2" office:value-type="string"><text:p text:style-name="P11">us</text:p></table:table-cell></table:table-row><table:table-row><table:table-cell table:style-name="Table3.A4" office:value-type="string"><text:p text:style-name="P10">2</text:p></table:table-cell><table:table-cell table:style-name="Table3.A4" office:value-type="string"><text:p text:style-name="P10">Lina</text:p></table:table-cell><table:table-cell table:style-name="Table3.A4" office:value-type="string"><text:p text:style-name="P10">25</text:p></table:table-cell><table:table-cell table:style-name="Table3.A4" office:value-type="string"><text:p text:style-name="P10">F</text:p></table:table-cell><table:table-cell table:style-name="Table3.E4" office:value-type="string"><text:p text:style-name="P10">mx</text:p></table:table-cell></table:table-row><table:table-row><table:table-cell table:style-name="Table3.A5" office:value-type="string"><text:p text:style-name="P10">4</text:p></table:table-cell><table:table-cell table:style-name="Table3.A5" office:value-type="string"><text:p text:style-name="P10">Krishnapriya</text:p></table:table-cell><table:table-cell table:style-name="Table3.A5" office:value-type="string"><text:p text:style-name="P10">27</text:p></table:table-cell><table:table-cell table:style-name="Table3.A5" office:value-type="string"><text:p text:style-name="P10">F</text:p></table:table-cell><table:table-cell table:style-name="Table3.E5" office:value-type="string"><text:p text:style-name="P10">in</text:p></table:table-cell></table:table-row></table:table><text:p text:style-name="P3"/><text:p text:style-name="Table">Table <text:sequence text:ref-name="refTable2" text:name="Table" text:formula="ooow:Table+1" style:num-format="1">3</text:sequence>: Sample data for <text:span text:style-name="T1">Person</text:span> table grouped according to country (same as table 1, resorted)</text:p></draw:text-box></draw:frame><text:soft-page-break/></text:p>
      <text:p text:style-name="P3">And then the totals calculated per group, yielding the result in table 4:</text:p>
      <text:p text:style-name="P3"><draw:frame draw:style-name="fr1" draw:name="Frame19" text:anchor-type="paragraph" svg:x="0.0366in" svg:y="0.0398in" svg:width="6.9528in" draw:z-index="18"><draw:text-box fo:min-height="1.428in"><table:table table:name="Table4" table:style-name="Table4"><table:table-column table:style-name="Table4.A"/><table:table-column table:style-name="Table4.B"/><table:table-column table:style-name="Table4.C"/><table:table-row><table:table-cell table:style-name="Table4.A1" office:value-type="string"><text:p text:style-name="Table_20_Heading">Country</text:p></table:table-cell><table:table-cell table:style-name="Table4.A1" office:value-type="string"><text:p text:style-name="Table_20_Heading">NumPepole</text:p></table:table-cell><table:table-cell table:style-name="Table4.C1" office:value-type="string"><text:p text:style-name="Table_20_Heading">AvgAge</text:p></table:table-cell></table:table-row><table:table-row><table:table-cell table:style-name="Table4.A2" office:value-type="string"><text:p text:style-name="P11">us</text:p></table:table-cell><table:table-cell table:style-name="Table4.A2" office:value-type="string"><text:p text:style-name="P11">2</text:p></table:table-cell><table:table-cell table:style-name="Table4.C2" office:value-type="string"><text:p text:style-name="P11">40</text:p></table:table-cell></table:table-row><table:table-row><table:table-cell table:style-name="Table4.A3" office:value-type="string"><text:p text:style-name="P10">mx</text:p></table:table-cell><table:table-cell table:style-name="Table4.A3" office:value-type="string"><text:p text:style-name="P10">1</text:p></table:table-cell><table:table-cell table:style-name="Table4.C3" office:value-type="string"><text:p text:style-name="P10">25</text:p></table:table-cell></table:table-row><table:table-row><table:table-cell table:style-name="Table4.A4" office:value-type="string"><text:p text:style-name="P10">in</text:p></table:table-cell><table:table-cell table:style-name="Table4.A4" office:value-type="string"><text:p text:style-name="P10">1</text:p></table:table-cell><table:table-cell table:style-name="Table4.C4" office:value-type="string"><text:p text:style-name="P10">27</text:p></table:table-cell></table:table-row></table:table><text:p text:style-name="Table">Table <text:sequence text:ref-name="refTable3" text:name="Table" text:formula="ooow:Table+1" style:num-format="1">4</text:sequence>: Result for executing example 15 on the sample data of table 3</text:p></draw:text-box></draw:frame></text:p>
      <text:p text:style-name="P3">Notice that every field retrieved by the SELECT needs to either be an aggregate, or be mentioned in the GROUP BY expression. This is because if we tried to retrieve a normal field without grouping by it, the different rows in the group may have a different value for that field !</text:p>
      <text:p text:style-name="P3">Also, sometimes we want to restrict the results of the query based on some condition calculated <text:span text:style-name="T3">after</text:span><text:span text:style-name="T5"> the grouping, say get only countries with more than one person; we can use the HAVING clause to do that; for example, to modify the above query to only return countries with more than one person we would write:</text:span></text:p>
      <text:p text:style-name="P7"><draw:frame draw:style-name="fr1" draw:name="Frame26" text:anchor-type="paragraph" svg:x="0.0201in" svg:y="0.1299in" svg:width="6.9071in" draw:z-index="25"><draw:text-box fo:min-height="0.6598in"><text:p text:style-name="P3">SELECT Country, COUNT(*) as NumPeople, AVG(Age)</text:p><text:p text:style-name="P5">FROM Person</text:p><text:p text:style-name="P5">GROUP BY Country</text:p><text:p text:style-name="P5">HAVING COUNT(*) &gt;= 1</text:p><text:p text:style-name="Example">Example <text:sequence text:ref-name="refExample15" text:name="Example" text:formula="ooow:Example+1" style:num-format="1">16</text:sequence>: Retrieving number of people per country, only countries with more than one person</text:p></draw:text-box></draw:frame></text:p>
      <text:p text:style-name="P7"/>
      <text:p text:style-name="P8">JOINS</text:p>
      <text:p text:style-name="Text_20_body">Up to now, we have only seen how to get results from a single table; but we oftentimes need to combine information from several tables; in fact, good relational design requires us to divide our information into many tables, and to get useful information we need to combine those tables.</text:p>
      <text:p text:style-name="Text_20_body">The main operation to combine information from several tables is the <text:span text:style-name="T1">join</text:span><text:span text:style-name="T2"> operation. We can think of a join as a combination of a </text:span><text:span text:style-name="T1">cartesian product</text:span><text:span text:style-name="T2"> of two tables (which gets us all pairs of rows, with one </text:span><text:soft-page-break/><text:span text:style-name="T2">coming from each table) followed by a selection process (which allows us to get only those pairs that 'match' according to some predicate).</text:span></text:p>
      <text:p text:style-name="P4">SQL supports several ways to do joins. The simplest way, which I call an <text:span text:style-name="T1">implicit join</text:span> is to put two or more tables in the FROM clause, separated by commas. The join condition (that is, the predicate that decides which rows match) is added to the WHERE clause.</text:p>
      <text:p text:style-name="P4">For example, assume we have another table, called country, that gives us the name of the country given their iso code (we have an extra country that we'll use later):</text:p>
      <text:p text:style-name="P4"><draw:frame draw:style-name="fr1" draw:name="Frame20" text:anchor-type="paragraph" svg:x="0.0366in" svg:y="0.0398in" svg:width="6.8339in" draw:z-index="19"><draw:text-box fo:min-height="1.5626in"><table:table table:name="Table5" table:style-name="Table5"><table:table-column table:style-name="Table5.A"/><table:table-column table:style-name="Table5.B"/><table:table-row><table:table-cell table:style-name="Table5.A1" office:value-type="string"><text:p text:style-name="Table_20_Heading">Code</text:p></table:table-cell><table:table-cell table:style-name="Table5.B1" office:value-type="string"><text:p text:style-name="Table_20_Heading">Name</text:p></table:table-cell></table:table-row><table:table-row><table:table-cell table:style-name="Table5.A2" office:value-type="string"><text:p text:style-name="P11">us</text:p></table:table-cell><table:table-cell table:style-name="Table5.B2" office:value-type="string"><text:p text:style-name="P11">United States of America</text:p></table:table-cell></table:table-row><table:table-row><table:table-cell table:style-name="Table5.A2" office:value-type="string"><text:p text:style-name="P11">mx</text:p></table:table-cell><table:table-cell table:style-name="Table5.B2" office:value-type="string"><text:p text:style-name="P11">Mexico</text:p></table:table-cell></table:table-row><table:table-row><table:table-cell table:style-name="Table5.A2" office:value-type="string"><text:p text:style-name="P11">in</text:p></table:table-cell><table:table-cell table:style-name="Table5.B2" office:value-type="string"><text:p text:style-name="P11">India</text:p></table:table-cell></table:table-row><table:table-row><table:table-cell table:style-name="Table5.A2" office:value-type="string"><text:p text:style-name="P11">cn</text:p></table:table-cell><table:table-cell table:style-name="Table5.B2" office:value-type="string"><text:p text:style-name="P11">People's republic of China</text:p></table:table-cell></table:table-row></table:table><text:p text:style-name="P3"/><text:p text:style-name="Table">Table <text:sequence text:ref-name="refTable4" text:name="Table" text:formula="ooow:Table+1" style:num-format="1">5</text:sequence>: Sample data for <text:span text:style-name="T1">Country</text:span> table</text:p></draw:text-box></draw:frame></text:p>
      <text:p text:style-name="P4">So, if we want to get the names of all people with the name of the country they were born in, we can use the following query:</text:p>
      <text:p text:style-name="P4"><draw:frame draw:style-name="fr1" draw:name="Frame21" text:anchor-type="paragraph" svg:x="0.0201in" svg:y="0.1299in" svg:width="6.9071in" draw:z-index="20"><draw:text-box fo:min-height="0.6598in"><text:p text:style-name="P3">SELECT Person.Name, Country.Name</text:p><text:p text:style-name="P5">FROM Person, Country</text:p><text:p text:style-name="P5">WHERE Person.Country=Country.Code</text:p><text:p text:style-name="Example">Example <text:sequence text:ref-name="refExample16" text:name="Example" text:formula="ooow:Example+1" style:num-format="1">17</text:sequence>: Retrieve names of all people with their country's name</text:p></draw:text-box></draw:frame>Notice how we need to use Person.Name and Country.Name in the first line, to disambiguate to which field we are referring to. For clarity, we also do it on the third line, but it is not necessary there (since there are no two fields called Country or Code). To save on typing but keep the clarity, I usually alias the tables to their initial letter, so the query looks like this:</text:p>
      <text:p text:style-name="P4"><draw:frame draw:style-name="fr1" draw:name="Frame22" text:anchor-type="paragraph" svg:x="0.0201in" svg:y="0.1299in" svg:width="6.9071in" draw:z-index="21"><draw:text-box fo:min-height="0.6598in"><text:p text:style-name="P3">SELECT P.Name, C.Name</text:p><text:p text:style-name="P5">FROM Person P, Country C</text:p><text:p text:style-name="P5">WHERE P.Country=C.Code</text:p><text:p text:style-name="Example">Example <text:sequence text:ref-name="refExample17" text:name="Example" text:formula="ooow:Example+1" style:num-format="1">18</text:sequence>: Retrieve names of all people with their country's name, aliasing tables</text:p></draw:text-box></draw:frame>For a simple query like this, an implicit join is appropriate; however, when you are joining several tables, and have many conditions, some arising from the join and others from other requirements, the implicit join syntax can easily lead to mistakes. </text:p>
      <text:p text:style-name="P4">SQL provides another syntax for join statements, which can make the intent easier. Since this syntax includes the JOIN keyword, I call this an <text:span text:style-name="T1">explicit join</text:span> statement. The syntax involves writing the table names, with the keyword JOIN between them, followed by the keyword ON and a condition between parenthesis; for example,</text:p>
      <text:p text:style-name="P4"><draw:frame draw:style-name="fr1" draw:name="Frame23" text:anchor-type="paragraph" svg:x="0.0201in" svg:y="0.1299in" svg:width="6.9071in" draw:z-index="22"><draw:text-box fo:min-height="0.6598in"><text:p text:style-name="P3">SELECT Person.Name, Country.Name</text:p><text:p text:style-name="P5">FROM Person JOIN Country ON (Person.Country=Country.Code)</text:p><text:p text:style-name="Example">Example <text:sequence text:ref-name="refExample18" text:name="Example" text:formula="ooow:Example+1" style:num-format="1">19</text:sequence>: Retrieve names of all people with their country's name</text:p></draw:text-box></draw:frame><text:soft-page-break/></text:p>
      <text:p text:style-name="Heading_20_3">NATURAL joins and USING</text:p>
      <text:p text:style-name="P4">Most join conditions involve the equality predicate. SQL supports the concept of a NATURAL JOIN, which is a join in which the join condition is created implicitly, by requiring equality of all fields with the same name in both tables. </text:p>
      <text:p text:style-name="P4">In order to illustrate the syntax, if we want to get all people with the same name as their country (hey, it's my example :) we would type the following query:</text:p>
      <text:p text:style-name="P4"><draw:frame draw:style-name="fr1" draw:name="Frame24" text:anchor-type="paragraph" svg:x="0.0201in" svg:y="0.1299in" svg:width="6.9071in" draw:z-index="23"><draw:text-box fo:min-height="0.6598in"><text:p text:style-name="P3">SELECT *</text:p><text:p text:style-name="P5">FROM Person NATURAL JOIN Country </text:p><text:p text:style-name="Example">Example <text:sequence text:ref-name="refExample19" text:name="Example" text:formula="ooow:Example+1" style:num-format="1">20</text:sequence>: Retrieve info of all people with the same name as their country</text:p></draw:text-box></draw:frame>I consider natural joins to brittle to use in real life applications; since adding a field to the table may silently change the results of the query. SQL also supports a JOIN ... USING syntax that is much better. <text:s/>Rather than writing ON and the join condition, we write USING and then a list of fields which must match; so the above query with USING would look like:</text:p>
      <text:p text:style-name="P12"><draw:frame draw:style-name="fr1" draw:name="Frame25" text:anchor-type="paragraph" svg:x="0.0201in" svg:y="0.1299in" svg:width="6.9071in" draw:z-index="24"><draw:text-box fo:min-height="0.6598in"><text:p text:style-name="P3">SELECT *</text:p><text:p text:style-name="P5">FROM Person JOIN Country USING (Name)</text:p><text:p text:style-name="Example">Example <text:sequence text:ref-name="refExample20" text:name="Example" text:formula="ooow:Example+1" style:num-format="1">21</text:sequence>: Retrieve info of all people with the same name as their country</text:p></draw:text-box></draw:frame></text:p>
      <text:p text:style-name="Heading_20_3">OUTER JOIN</text:p>
      <text:p text:style-name="P4">Many times we want to make sure ALL rows from a certain table appear in a join, even when there is no corresponding join on the other table. We can achieve this by using an OUTER JOIN. We need to specify whether we want a LEFT (that is, all the rows from the table on the left appear), RIGHT or FULL (rows from both tables re guaranteed to appear) OUTER JOIN.</text:p>
      <text:p text:style-name="P4">For example, if we want to get the name of each person with the name of their country, and we want to make sure ALL people appear, including those with no country in the database (so the country would be null) we need to do an OUTER join; as follows:</text:p>
      <text:p text:style-name="P4"><draw:frame draw:style-name="fr1" draw:name="Frame27" text:anchor-type="paragraph" svg:x="0.0201in" svg:y="0.1299in" svg:width="6.9071in" draw:z-index="26"><draw:text-box fo:min-height="0.6598in"><text:p text:style-name="P3">SELECT P.Name, C.Name</text:p><text:p text:style-name="P5">FROM Person P LEFT OUTER JOIN Country C ON (P.Country=C.Code)</text:p><text:p text:style-name="Example">Example <text:sequence text:ref-name="refExample21" text:name="Example" text:formula="ooow:Example+1" style:num-format="1">22</text:sequence>: Retrieve names of all people with their country's name, making sure ALL people appear</text:p></draw:text-box></draw:frame><text:soft-page-break/>Notice in this case we are using a LEFT outer join, since the Person table is to the left of the JOIN keyword and we want all rows in that table to appear. If we wanted to make sure all countries appear, we would use a RIGHT outer join in this case; and if we want to make sure both all people and all countries appear we would use a FULL outer join.</text:p>
      <text:p text:style-name="P4"/>
      <text:p text:style-name="P4"/>
      <text:p text:style-name="P4"/>
      <text:p text:style-name="P8">Subqueries</text:p>
      <text:p text:style-name="P4"/>
      <text:p text:style-name="P4">In most places where we use a table name or an expression that returns a list, SQL allows us to substitute another SQL query (a subquery). We can use subqueries in FROM clauses, or instead of a list, for operators that accept a list (IN, EXISTS, =ANY etc)</text:p>
      <text:p text:style-name="P4">For example, imagine that we add a new table, HasLived, that reflects the fact that a person has lived in a country. The table with sample data could look like Table x</text:p>
      <text:p text:style-name="P4"><draw:frame draw:style-name="fr1" draw:name="Frame28" text:anchor-type="paragraph" svg:x="0.0366in" svg:y="0.0398in" svg:width="6.8339in" draw:z-index="27"><draw:text-box fo:min-height="1.5626in"><table:table table:name="Table6" table:style-name="Table6"><table:table-column table:style-name="Table6.A"/><table:table-column table:style-name="Table6.B"/><table:table-row><table:table-cell table:style-name="Table6.A1" office:value-type="string"><text:p text:style-name="Table_20_Heading">Person</text:p></table:table-cell><table:table-cell table:style-name="Table6.B1" office:value-type="string"><text:p text:style-name="Table_20_Heading">Country</text:p></table:table-cell></table:table-row><table:table-row><table:table-cell table:style-name="Table6.A2" office:value-type="string"><text:p text:style-name="P11">1</text:p></table:table-cell><table:table-cell table:style-name="Table6.B2" office:value-type="string"><text:p text:style-name="P11">mx</text:p></table:table-cell></table:table-row><table:table-row><table:table-cell table:style-name="Table6.A2" office:value-type="string"><text:p text:style-name="P11">1</text:p></table:table-cell><table:table-cell table:style-name="Table6.B2" office:value-type="string"><text:p text:style-name="P11">us</text:p></table:table-cell></table:table-row><table:table-row><table:table-cell table:style-name="Table6.A2" office:value-type="string"><text:p text:style-name="P11">2</text:p></table:table-cell><table:table-cell table:style-name="Table6.B2" office:value-type="string"><text:p text:style-name="P11">mx</text:p></table:table-cell></table:table-row><table:table-row><table:table-cell table:style-name="Table6.A2" office:value-type="string"><text:p text:style-name="P11">3</text:p></table:table-cell><table:table-cell table:style-name="Table6.B2" office:value-type="string"><text:p text:style-name="P11">us</text:p></table:table-cell></table:table-row><table:table-row><table:table-cell table:style-name="Table6.A2" office:value-type="string"><text:p text:style-name="P11">4</text:p></table:table-cell><table:table-cell table:style-name="Table6.B2" office:value-type="string"><text:p text:style-name="P11">in</text:p></table:table-cell></table:table-row><table:table-row><table:table-cell table:style-name="Table6.A2" office:value-type="string"><text:p text:style-name="P11">4</text:p></table:table-cell><table:table-cell table:style-name="Table6.B2" office:value-type="string"><text:p text:style-name="P11">us</text:p></table:table-cell></table:table-row></table:table><text:p text:style-name="Table">Table <text:sequence text:ref-name="refTable5" text:name="Table" text:formula="ooow:Table+1" style:num-format="1">6</text:sequence>: Sample data for <text:span text:style-name="T1">HasLived</text:span> table</text:p></draw:text-box></draw:frame>From this and the previous tables, we can see that Orlando (with id 1) has lived in Mexico and the USA, that Lina has lived in Mexico etc</text:p>
      <text:p text:style-name="P4">Now if we are asked to find the names of people who have lived in the country with id 'us' (namely the USA); the query would look like:</text:p>
      <text:p text:style-name="P4"><draw:frame draw:style-name="fr1" draw:name="Frame29" text:anchor-type="paragraph" svg:x="0.0201in" svg:y="0.1299in" svg:width="6.9071in" draw:z-index="28"><draw:text-box fo:min-height="0.6598in"><text:p text:style-name="P5">SELECT P.Name</text:p><text:p text:style-name="P5">FROM Person P JOIN HasLived Hl ON (P.Id=Hl.Person)</text:p><text:p text:style-name="P5">WHERE Hl.country = 'us';</text:p><text:p text:style-name="Example">Example <text:sequence text:ref-name="refExample22" text:name="Example" text:formula="ooow:Example+1" style:num-format="1">23</text:sequence>: Names of people who've lived in the country with id 'us'</text:p></draw:text-box></draw:frame>But imagine that we are asked for the names of people who have NOT lived in the 'us'; we could be tempted to modify the condition in the WHERE clause above, as follows:</text:p>
      <text:p text:style-name="P4"><draw:frame draw:style-name="fr1" draw:name="Frame30" text:anchor-type="paragraph" svg:x="0.0201in" svg:y="0.1299in" svg:width="6.9071in" draw:z-index="29"><draw:text-box fo:min-height="0.6598in"><text:p text:style-name="P5">SELECT P.Name</text:p><text:p text:style-name="P5">FROM Person P JOIN HasLived Hl ON (P.Id=Hl.Person)</text:p><text:p text:style-name="P5">WHERE Hl.country != 'us';</text:p><text:p text:style-name="Example">Example <text:sequence text:ref-name="refExample23" text:name="Example" text:formula="ooow:Example+1" style:num-format="1">24</text:sequence>: (wrong) Names of people who've NOT lived in the country with id 'us'. Actually does names of people who've lived somewhere other than in 'us'</text:p></draw:text-box></draw:frame><text:soft-page-break/>The problem is that this query actually asks for the people who have lived in a country other than 'us', which, given that there may be more that one row per person (i.e. a person may have lived in more than one place), it is NOT an equivalent query. </text:p>
      <text:p text:style-name="P4">In our example, the only person who has not lived in 'us' is Lina (person with id 2); but the above query would also return the people with id 1 and 4, since they've lived in other countries. <text:s/></text:p>
      <text:p text:style-name="P4">The right solution would look like:</text:p>
      <text:p text:style-name="P4"><draw:frame draw:style-name="fr1" draw:name="Frame31" text:anchor-type="paragraph" svg:x="0.0201in" svg:y="0.1299in" svg:width="6.9071in" draw:z-index="30"><draw:text-box fo:min-height="0.6598in"><text:p text:style-name="P5">SELECT P.Name</text:p><text:p text:style-name="P5">FROM Person P WHERE Id NOT IN (</text:p><text:p text:style-name="P5"><text:tab/>SELECT Person</text:p><text:p text:style-name="P5"><text:tab/>FROM HasLived</text:p><text:p text:style-name="P5"><text:tab/>WHERE Country='us'</text:p><text:p text:style-name="P5">);</text:p><text:p text:style-name="Example">Example <text:sequence text:ref-name="refExample24" text:name="Example" text:formula="ooow:Example+1" style:num-format="1">25</text:sequence>: Names of people who've NOT lived in the country with id 'us'</text:p></draw:text-box></draw:frame>Here the inner query selects the id's of people who have lived in 'us' and the main query selects all people except those.</text:p>
      <text:p text:style-name="P4">As another example, say we're asked to find people who have lived in both the country with id 'mx' and the one with id 'us'; again a naïve (and wrong) attempt would be:</text:p>
      <text:p text:style-name="P4"><draw:frame draw:style-name="fr1" draw:name="Frame32" text:anchor-type="paragraph" svg:x="0.0201in" svg:y="0.1299in" svg:width="6.9071in" draw:z-index="31"><draw:text-box fo:min-height="0.6598in"><text:p text:style-name="Frame_20_contents">SELECT P.Name</text:p><text:p text:style-name="Frame_20_contents">FROM Person P JOIN HasLived Hl ON (P.Id=Hl.Person)</text:p><text:p text:style-name="Frame_20_contents">WHERE Hl.country = 'us' AND Hl.country='mx'</text:p><text:p text:style-name="Example">Example <text:sequence text:ref-name="refExample25" text:name="Example" text:formula="ooow:Example+1" style:num-format="1">26</text:sequence>: (wrong) Names of people who've lived in both 'us' and 'mx</text:p></draw:text-box></draw:frame>This query would actually return no rows at all. The condition in the where clause, is tested for the <text:span text:style-name="T4">same</text:span><text:span text:style-name="T6"> row, so we are actually requiring that the </text:span><text:span text:style-name="T4">same</text:span><text:span text:style-name="T6"> country field be 'us' and 'mx', which is obviously impossible, since a field can only have one value for a given row.</text:span></text:p>
      <text:p text:style-name="P6">The correct query would use IN, as follows:</text:p>
      <text:p text:style-name="P6"><draw:frame draw:style-name="fr1" draw:name="Frame33" text:anchor-type="paragraph" svg:x="0.0201in" svg:y="0.1299in" svg:width="6.9071in" draw:z-index="32"><draw:text-box fo:min-height="0.6598in"><text:p text:style-name="Frame_20_contents">SELECT P.Name</text:p><text:p text:style-name="Frame_20_contents">FROM Person P WHERE Id IN (</text:p><text:p text:style-name="Frame_20_contents"><text:tab/>SELECT Person</text:p><text:p text:style-name="Frame_20_contents"><text:tab/>FROM HasLived</text:p><text:p text:style-name="Frame_20_contents"><text:tab/>WHERE Country='us'</text:p><text:p text:style-name="Frame_20_contents">) AND Id IN (</text:p><text:p text:style-name="Frame_20_contents"><text:tab/>SELECT Person</text:p><text:p text:style-name="Frame_20_contents"><text:tab/>FROM HasLived</text:p><text:p text:style-name="Frame_20_contents"><text:tab/>WHERE Country='mx'</text:p><text:p text:style-name="Frame_20_contents">);</text:p><text:p text:style-name="Example">Example <text:sequence text:ref-name="refExample26" text:name="Example" text:formula="ooow:Example+1" style:num-format="1">27</text:sequence>: <text:s/>Names of people who've lived in both 'us' and 'mx</text:p></draw:text-box></draw:frame><text:soft-page-break/></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Index"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text-properties style:font-name="Courier" style:font-size-asian="10.5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space-before="0.1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Introduction to SQL<text:tab/><text:page-number text:select-page="current">13</text:page-number> of <text:page-count>13</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19T21:59:14</dc:date>
    <meta:print-date>2008-02-29T16:54:36</meta:print-date>
    <meta:keyword>Modeling</meta:keyword>
    <meta:keyword>Databases</meta:keyword>
    <dc:language>en-US</dc:language>
    <meta:editing-cycles>66</meta:editing-cycles>
    <meta:editing-duration>PT51H33M12S</meta:editing-duration>
    <dc:creator>Orlando Karam</dc:creator>
    <meta:document-statistic meta:character-count="23352" meta:image-count="0" meta:object-count="0" meta:page-count="13" meta:paragraph-count="345" meta:table-count="6" meta:word-count="4122"/>
    <meta:user-defined meta:name="Info 1"/>
    <meta:user-defined meta:name="Info 2"/>
    <meta:user-defined meta:name="Info 3"/>
    <meta:user-defined meta:name="Info 4"/>
  </office:meta>
</office:document-meta>
</file>